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65BEFE37CCD98E2F.jpg" manifest:media-type="image/jpeg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8.894cm" fo:min-width="29.218cm"/>
    </style:style>
    <style:style style:name="gr2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1.081cm" fo:min-width="5.849cm" draw:shadow="visible"/>
    </style:style>
    <style:style style:name="gr3" style:family="graphic" style:parent-style-name="standard">
      <style:graphic-properties svg:stroke-color="#000000" draw:fill="gradient" draw:fill-gradient-name="Gradient_20_35" draw:textarea-horizontal-align="justify" draw:textarea-vertical-align="middle" draw:auto-grow-height="false" fo:min-height="1.528cm" fo:min-width="5.849cm" draw:shadow="visible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8cm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8.144cm"/>
    </style:style>
    <style:style style:name="gr6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</style:style>
    <style:style style:name="gr10" style:family="graphic" style:parent-style-name="objectwithoutfill">
      <style:graphic-properties draw:stroke="dash" draw:stroke-dash="Dashed_20__28_var_29_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.001cm"/>
    </style:style>
    <style:style style:name="gr12" style:family="graphic" style:parent-style-name="standard">
      <style:graphic-properties svg:stroke-color="#999999" draw:fill="none" draw:textarea-vertical-align="middle" draw:auto-grow-height="false" fo:min-height="7.878cm" fo:min-width="0.008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41cm"/>
    </style:style>
    <style:style style:name="gr1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5cm" draw:shadow="hidden"/>
    </style:style>
    <style:style style:name="gr15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cm" draw:shadow="hidden"/>
    </style:style>
    <style:style style:name="gr16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.628cm"/>
    </style:style>
    <style:style style:name="gr18" style:family="graphic" style:parent-style-name="standard" style:list-style-name="L2">
      <style:graphic-properties draw:stroke="none" svg:stroke-color="#000000" draw:fill="none" draw:fill-color="#ffffff" draw:opacity="100%" draw:auto-grow-height="true" draw:auto-grow-width="false" fo:max-height="0cm" fo:min-height="1.882cm" draw:shadow="hidden"/>
    </style:style>
    <style:style style:name="gr1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.297cm"/>
    </style:style>
    <style:style style:name="gr20" style:family="graphic" style:parent-style-name="standard" style:list-style-name="L2">
      <style:graphic-properties draw:stroke="none" svg:stroke-color="#000000" draw:fill="solid" draw:fill-color="#ffffff" draw:opacity="100%" draw:auto-grow-height="true" draw:auto-grow-width="false" fo:max-height="0cm" fo:min-height="1.255cm" draw:shadow="hidden"/>
    </style:style>
    <style:style style:name="gr21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79cm" fo:min-width="4.3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8.64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307cm" fo:min-width="19.312cm"/>
    </style:style>
    <style:style style:name="gr2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8.897cm"/>
    </style:style>
    <style:style style:name="gr29" style:family="graphic" style:parent-style-name="standard">
      <style:graphic-properties svg:stroke-color="#000000" draw:fill="gradient" draw:fill-gradient-name="Gradient_20_25" draw:textarea-horizontal-align="justify" draw:textarea-vertical-align="middle" draw:auto-grow-height="false" fo:min-height="1.528cm" fo:min-width="8.89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34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Gradient_20_4"/>
      <style:paragraph-properties fo:text-align="center"/>
      <style:text-properties fo:font-size="18pt"/>
    </style:style>
    <style:style style:name="P4" style:family="paragraph">
      <loext:graphic-properties draw:fill="gradient" draw:fill-gradient-name="Gradient_20_35"/>
      <style:paragraph-properties fo:text-align="center"/>
      <style:text-properties fo:font-size="18pt"/>
    </style:style>
    <style:style style:name="P5" style:family="paragraph">
      <loext:graphic-properties draw:fill="solid" draw:fill-color="#dddddd"/>
      <style:paragraph-properties fo:text-align="center"/>
      <style:text-properties fo:font-size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18pt"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  <style:text-properties fo:color="#c9211e" fo:font-size="18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999999" fo:font-size="28pt" fo:font-weight="normal" style:font-size-asian="28pt" style:font-weight-asian="normal" style:font-size-complex="28pt" style:font-weight-complex="normal"/>
    </style:style>
    <style:style style:name="P11" style:family="paragraph">
      <loext:graphic-properties draw:fill="none" draw:fill-color="#ffffff" draw:opacity="100%"/>
      <style:text-properties fo:font-size="18pt" fo:font-style="italic" style:font-style-asian="italic" style:font-style-complex="italic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 draw:opacity="50%"/>
      <style:paragraph-properties fo:text-align="start"/>
      <style:text-properties fo:color="#c9211e" fo:font-size="18pt" fo:font-style="italic" style:font-style-asian="italic" style:font-style-complex="italic"/>
    </style:style>
    <style:style style:name="P14" style:family="paragraph">
      <loext:graphic-properties draw:fill="solid" draw:fill-color="#ffffff" draw:opacity="100%"/>
      <style:paragraph-properties fo:text-align="start"/>
      <style:text-properties fo:color="#c9211e" fo:font-size="18pt" fo:font-style="italic" style:font-style-asian="italic" style:font-style-complex="italic"/>
    </style:style>
    <style:style style:name="P15" style:family="paragraph">
      <loext:graphic-properties draw:fill="solid" draw:fill-color="#ffffff" draw:opacity="100%"/>
      <style:text-properties fo:font-size="18pt" fo:font-style="italic" style:font-style-asian="italic" style:font-style-complex="italic"/>
    </style:style>
    <style:style style:name="P16" style:family="paragraph">
      <loext:graphic-properties draw:fill="none" draw:fill-color="#eeeeee"/>
      <style:text-properties fo:color="#000000" fo:font-size="18pt" style:text-underline-style="solid" style:text-underline-width="auto" style:text-underline-color="font-colo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</style:style>
    <style:style style:name="P20" style:family="paragraph">
      <loext:graphic-properties draw:fill="gradient" draw:fill-gradient-name="Gradient_20_25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start"/>
      <style:text-properties fo:color="#c9211e" fo:font-size="18pt" fo:font-style="italic" style:font-style-asian="italic" style:font-style-complex="italic"/>
    </style:style>
    <style:style style:name="P22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color="#c9211e" fo:font-size="18pt" fo:font-weight="bold" style:font-weight-asian="bold" style:font-weight-complex="bold"/>
    </style:style>
    <style:style style:name="T4" style:family="text">
      <style:text-properties fo:color="#999999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○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718cm" svg:height="9.144cm" svg:x="5.334cm" svg:y="5.33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349cm" svg:height="2.522cm" svg:x="22.09cm" svg:y="11.193cm">
          <text:p text:style-name="P2"><text:span text:style-name="T1">Derby (in-mem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6.349cm" svg:height="1.778cm" svg:x="22.091cm" svg:y="8.585cm">
          <text:p text:style-name="P2"><text:span text:style-name="T1">Storage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6.348cm" svg:height="1.778cm" svg:x="18.621cm" svg:y="5.974cm">
          <text:p text:style-name="P2"><text:span text:style-name="T1">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8.644cm" svg:height="1.778cm" svg:x="20.774cm" svg:y="1.263cm">
          <text:p text:style-name="P2"><text:span text:style-name="T1">Client Ridesharing 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4.251cm" svg:y1="11.193cm" svg:x2="24.251cm" svg:y2="10.363cm">
          <text:p/>
        </draw:line>
        <draw:line draw:style-name="gr7" draw:text-style-name="P6" draw:layer="layout" svg:x1="26.251cm" svg:y1="10.366cm" svg:x2="26.251cm" svg:y2="11.196cm">
          <text:p/>
        </draw:line>
        <draw:frame draw:style-name="gr8" draw:text-style-name="P7" draw:layer="layout" svg:width="3.258cm" svg:height="0.962cm" svg:x="18.386cm" svg:y="12.037cm">
          <draw:text-box>
            <text:p><text:span text:style-name="T2">Data Layer</text:span></text:p>
          </draw:text-box>
        </draw:frame>
        <draw:frame draw:style-name="gr9" draw:text-style-name="P7" draw:layer="layout" svg:width="5.209cm" svg:height="0.962cm" svg:x="16.435cm" svg:y="9.037cm">
          <draw:text-box>
            <text:p><text:span text:style-name="T2">Data Access Layer</text:span></text:p>
          </draw:text-box>
        </draw:frame>
        <draw:line draw:style-name="gr10" draw:text-style-name="P6" draw:layer="layout" svg:x1="35.052cm" svg:y1="5.334cm" svg:x2="5.334cm" svg:y2="5.293cm">
          <text:p/>
        </draw:line>
        <draw:custom-shape draw:style-name="gr11" draw:text-style-name="P8" draw:layer="layout" svg:width="5.501cm" svg:height="1.778cm" svg:x="7.814cm" svg:y="8.58cm">
          <text:p text:style-name="P2"><text:span text:style-name="T3">Simulated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0.508cm" svg:height="8.128cm" svg:x="32.679cm" svg:y="5.9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0" draw:layer="layout" svg:width="5.236cm" svg:height="1.691cm" draw:transform="rotate (-1.5707963267949) translate (34.849cm 7.433cm)">
          <draw:text-box>
            <text:p text:style-name="P2"><text:span text:style-name="T4">Jargo</text:span></text:p>
          </draw:text-box>
        </draw:frame>
        <draw:custom-shape draw:style-name="gr14" draw:text-style-name="P5" draw:layer="layout" svg:width="6.35cm" svg:height="1.778cm" svg:x="25.554cm" svg:y="5.974cm">
          <text:p text:style-name="P2"><text:span text:style-name="T1">Communic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2.852cm" svg:y1="8.583cm" svg:x2="22.852cm" svg:y2="7.753cm">
          <text:p/>
        </draw:line>
        <draw:line draw:style-name="gr7" draw:text-style-name="P6" draw:layer="layout" svg:x1="23.453cm" svg:y1="7.754cm" svg:x2="23.453cm" svg:y2="8.584cm">
          <text:p/>
        </draw:line>
        <draw:line draw:style-name="gr6" draw:text-style-name="P6" draw:layer="layout" svg:x1="27.053cm" svg:y1="8.584cm" svg:x2="27.053cm" svg:y2="7.754cm">
          <text:p/>
        </draw:line>
        <draw:line draw:style-name="gr7" draw:text-style-name="P6" draw:layer="layout" svg:x1="27.654cm" svg:y1="7.755cm" svg:x2="27.654cm" svg:y2="8.585cm">
          <text:p/>
        </draw:line>
        <draw:line draw:style-name="gr6" draw:text-style-name="P6" draw:layer="layout" svg:x1="22.853cm" svg:y1="5.981cm" svg:x2="22.853cm" svg:y2="3.041cm">
          <text:p/>
        </draw:line>
        <draw:line draw:style-name="gr6" draw:text-style-name="P6" draw:layer="layout" svg:x1="27.054cm" svg:y1="5.985cm" svg:x2="27.054cm" svg:y2="3.041cm">
          <text:p/>
        </draw:line>
        <draw:line draw:style-name="gr7" draw:text-style-name="P6" draw:layer="layout" svg:x1="27.655cm" svg:y1="3.041cm" svg:x2="27.655cm" svg:y2="5.985cm">
          <text:p/>
        </draw:line>
        <draw:frame draw:style-name="gr15" draw:text-style-name="P11" draw:layer="layout" svg:width="7.495cm" svg:height="0.96cm" svg:x="29.448cm" svg:y="2.83cm">
          <draw:text-box>
            <text:list text:style-name="L1">
              <text:list-item>
                <text:p><text:span text:style-name="T5">World information</text:span></text:p>
              </text:list-item>
            </text:list>
          </draw:text-box>
        </draw:frame>
        <draw:custom-shape draw:style-name="gr4" draw:text-style-name="P5" draw:layer="layout" svg:width="6.348cm" svg:height="1.778cm" svg:x="8.622cm" svg:y="1.263cm">
          <text:p text:style-name="P2"><text:span text:style-name="T1">Evaluation Progra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6" draw:text-style-name="P6" draw:layer="layout" svg:x1="11.426cm" svg:y1="7.266cm" svg:x2="18.62cm" svg:y2="7.266cm">
          <text:p/>
        </draw:line>
        <draw:line draw:style-name="gr7" draw:text-style-name="P6" draw:layer="layout" svg:x1="12.126cm" svg:y1="6.566cm" svg:x2="18.62cm" svg:y2="6.566cm">
          <text:p/>
        </draw:line>
        <draw:line draw:style-name="gr16" draw:text-style-name="P6" draw:layer="layout" svg:x1="12.126cm" svg:y1="3.042cm" svg:x2="12.126cm" svg:y2="6.566cm">
          <text:p/>
        </draw:line>
        <draw:line draw:style-name="gr6" draw:text-style-name="P6" draw:layer="layout" svg:x1="11.426cm" svg:y1="7.266cm" svg:x2="11.427cm" svg:y2="3.042cm">
          <text:p/>
        </draw:line>
        <draw:frame draw:style-name="gr17" draw:text-style-name="P13" draw:layer="layout" svg:width="6.405cm" svg:height="0.878cm" svg:x="5.509cm" svg:y="3.48cm">
          <draw:text-box>
            <text:list text:style-name="L1">
              <text:list-item>
                <text:p text:style-name="P12"><text:span text:style-name="T5">Evaluation metrics</text:span></text:p>
              </text:list-item>
            </text:list>
          </draw:text-box>
        </draw:frame>
        <draw:frame draw:style-name="gr18" draw:text-style-name="P11" draw:layer="layout" svg:width="7.495cm" svg:height="2.132cm" svg:x="12.045cm" svg:y="3.134cm">
          <draw:text-box>
            <text:list text:style-name="L2">
              <text:list-item>
                <text:p><text:span text:style-name="T5">Road network</text:span></text:p>
              </text:list-item>
              <text:list-item>
                <text:p><text:span text:style-name="T5">Problem </text:span><text:span text:style-name="T5">instance</text:span></text:p>
              </text:list-item>
              <text:list-item>
                <text:p><text:span text:style-name="T5">… </text:span><text:span text:style-name="T5">other options</text:span></text:p>
              </text:list-item>
            </text:list>
          </draw:text-box>
        </draw:frame>
        <draw:frame draw:style-name="gr19" draw:text-style-name="P14" draw:layer="layout" svg:width="7.444cm" svg:height="1.547cm" svg:x="18.164cm" svg:y="3.61cm">
          <draw:text-box>
            <text:list text:style-name="L1">
              <text:list-item>
                <text:p text:style-name="P12"><text:span text:style-name="T5">Vehicle GPS </text:span><text:span text:style-name="T5">coordinates</text:span></text:p>
              </text:list-item>
              <text:list-item>
                <text:p text:style-name="P12"><text:span text:style-name="T5">New travel </text:span><text:span text:style-name="T5">requests</text:span></text:p>
              </text:list-item>
            </text:list>
          </draw:text-box>
        </draw:frame>
        <draw:frame draw:style-name="gr20" draw:text-style-name="P15" draw:layer="layout" svg:width="7.495cm" svg:height="1.505cm" svg:x="27.787cm" svg:y="3.69cm">
          <draw:text-box>
            <text:list text:style-name="L2">
              <text:list-item>
                <text:p><text:span text:style-name="T5">New </text:span><text:span text:style-name="T5">schedule</text:span><text:span text:style-name="T5">s/routes</text:span></text:p>
              </text:list-item>
              <text:list-item>
                <text:p><text:span text:style-name="T5">Assignme</text:span><text:span text:style-name="T5">nt </text:span><text:span text:style-name="T5">notificatio</text:span><text:span text:style-name="T5">ns</text:span></text:p>
              </text:list-item>
            </text:list>
          </draw:text-box>
        </draw:frame>
        <draw:frame draw:style-name="gr21" draw:text-style-name="P16" draw:layer="layout" svg:width="4.833cm" svg:height="1.029cm" svg:x="6.703cm" svg:y="6.437cm">
          <draw:text-box>
            <text:p><text:span text:style-name="T2">Busin</text:span><text:span text:style-name="T2">ess </text:span><text:span text:style-name="T2">Layer</text:span></text:p>
          </draw:text-box>
        </draw:frame>
        <draw:frame draw:style-name="gr22" draw:text-style-name="P7" draw:layer="layout" svg:width="4.87cm" svg:height="0.962cm" svg:x="15.604cm" svg:y="1.637cm">
          <draw:text-box>
            <text:p><text:span text:style-name="T2">Application Layer</text:span></text:p>
          </draw:text-box>
        </draw:frame>
        <draw:g>
          <draw:custom-shape draw:style-name="gr23" draw:text-style-name="P17" draw:layer="layout" svg:width="9.144cm" svg:height="2.286cm" svg:x="5.946cm" svg:y="10.21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7" draw:text-style-name="P6" draw:layer="layout" svg:x1="6.326cm" svg:y1="10.866cm" svg:x2="7.328cm" svg:y2="10.866cm">
              <text:p/>
            </draw:line>
            <draw:line draw:style-name="gr6" draw:text-style-name="P6" draw:layer="layout" svg:x1="6.326cm" svg:y1="11.866cm" svg:x2="7.328cm" svg:y2="11.866cm">
              <text:p/>
            </draw:line>
            <draw:frame draw:style-name="gr24" draw:text-style-name="P18" draw:layer="layout" svg:width="7.366cm" svg:height="1.016cm" svg:x="7.241cm" svg:y="10.364cm">
              <draw:text-box>
                <text:p>= flowing into data layer</text:p>
              </draw:text-box>
            </draw:frame>
            <draw:frame draw:style-name="gr25" draw:text-style-name="P18" draw:layer="layout" svg:width="7.961cm" svg:height="0.962cm" svg:x="7.241cm" svg:y="11.364cm">
              <draw:text-box>
                <text:p>= flowing out of data layer</text:p>
              </draw:text-box>
            </draw:frame>
          </draw:g>
        </draw:g>
        <draw:line draw:style-name="gr7" draw:text-style-name="P6" draw:layer="layout" svg:x1="24.969cm" svg:y1="6.566cm" svg:x2="25.554cm" svg:y2="6.566cm">
          <text:p/>
        </draw:lin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7" draw:text-style-name="P1" draw:layer="layout" svg:width="19.812cm" svg:height="1.557cm" svg:x="2.032cm" svg:y="8.0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8" draw:layer="layout" svg:width="9.397cm" svg:height="1.778cm" svg:x="7.623cm" svg:y="7.975cm">
          <text:p text:style-name="P2"><text:span text:style-name="T3">Physical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0" draw:layer="layout" svg:width="9.398cm" svg:height="1.778cm" svg:x="7.62cm" svg:y="3.364cm">
          <text:p text:style-name="P2"><text:span text:style-name="T1">Client Ridesharing 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9.653cm" svg:y1="8.095cm" svg:x2="9.653cm" svg:y2="5.166cm">
          <text:p/>
        </draw:line>
        <draw:line draw:style-name="gr7" draw:text-style-name="P6" draw:layer="layout" svg:x1="14.653cm" svg:y1="5.167cm" svg:x2="14.653cm" svg:y2="8.095cm">
          <text:p/>
        </draw:line>
        <draw:line draw:style-name="gr10" draw:text-style-name="P6" draw:layer="layout" svg:x1="21.844cm" svg:y1="8.095cm" svg:x2="2.032cm" svg:y2="8.095cm">
          <text:p/>
        </draw:line>
        <draw:frame draw:style-name="gr30" draw:text-style-name="P21" draw:layer="layout" svg:width="9.398cm" svg:height="2.594cm" svg:x="1.809cm" svg:y="5.379cm">
          <draw:text-box>
            <text:list text:style-name="L1">
              <text:list-item>
                <text:p text:style-name="P12"><text:span text:style-name="T5">Vehicle GPS coordinates</text:span></text:p>
              </text:list-item>
              <text:list-item>
                <text:p text:style-name="P12"><text:span text:style-name="T5">New travel requests</text:span></text:p>
              </text:list-item>
              <text:list-item>
                <text:p text:style-name="P12"><text:span text:style-name="T5">World information</text:span></text:p>
              </text:list-item>
            </text:list>
          </draw:text-box>
        </draw:frame>
        <draw:frame draw:style-name="gr31" draw:text-style-name="P22" draw:layer="layout" svg:width="10.844cm" svg:height="2.593cm" svg:x="14.809cm" svg:y="6.079cm">
          <draw:text-box>
            <text:list text:style-name="L2">
              <text:list-item>
                <text:p><text:span text:style-name="T5">New schedules/routes</text:span></text:p>
              </text:list-item>
              <text:list-item>
                <text:p><text:span text:style-name="T5">Assignment notifications</text:span></text:p>
              </text:list-item>
            </text:list>
          </draw:text-box>
        </draw:frame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5" draw:display-name="Gradient 25" draw:style="linear" draw:start-color="#dee7e5" draw:end-color="#b3cac7" draw:start-intensity="100%" draw:end-intensity="100%" draw:angle="0" draw:border="0%"/>
    <draw:gradient draw:name="Gradient_20_35" draw:display-name="Gradient 35" draw:style="linear" draw:start-color="#ffd8ce" draw:end-color="#ffaa95" draw:start-intensity="100%" draw:end-intensity="100%" draw:angle="0" draw:border="0%"/>
    <draw:gradient draw:name="Gradient_20_4" draw:display-name="Gradient 4" draw:style="linear" draw:start-color="#dee6ef" draw:end-color="#b4c7d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618cm" svg:x="1cm" svg:y="4.611cm"/>
      <draw:page-thumbnail draw:layer="backgroundobjects" svg:width="9.294cm" svg:height="2.618cm" svg:x="1cm" svg:y="12.659cm"/>
      <draw:page-thumbnail draw:layer="backgroundobjects" svg:width="9.294cm" svg:height="2.618cm" svg:x="1cm" svg:y="20.707cm"/>
      <draw:page-thumbnail draw:layer="backgroundobjects" svg:width="9.294cm" svg:height="2.618cm" svg:x="11.295cm" svg:y="4.611cm"/>
      <draw:page-thumbnail draw:layer="backgroundobjects" svg:width="9.294cm" svg:height="2.618cm" svg:x="11.295cm" svg:y="12.659cm"/>
      <draw:page-thumbnail draw:layer="backgroundobjects" svg:width="9.294cm" svg:height="2.618cm" svg:x="11.295cm" svg:y="20.70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an</meta:initial-creator>
    <meta:creation-date>2019-09-15T13:03:15.886066044</meta:creation-date>
    <dc:date>2019-10-09T15:16:46.467051557</dc:date>
    <dc:creator>James Pan</dc:creator>
    <meta:editing-duration>PT20H47M39S</meta:editing-duration>
    <meta:editing-cycles>129</meta:editing-cycles>
    <meta:generator>LibreOffice/6.2.5.2$Linux_X86_64 LibreOffice_project/1ec314fa52f458adc18c4f025c545a4e8b22c159</meta:generator>
    <meta:document-statistic meta:object-count="74"/>
  </office:meta>
</office:document-meta>
</file>